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6.993cm" table:align="left"/>
    </style:style>
    <style:style style:name="Táboa2.A" style:family="table-column">
      <style:table-column-properties style:column-width="16.993cm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82cm" table:align="right"/>
    </style:style>
    <style:style style:name="Táboa16.A" style:family="table-column">
      <style:table-column-properties style:column-width="2.706cm"/>
    </style:style>
    <style:style style:name="Táboa16.B" style:family="table-column">
      <style:table-column-properties style:column-width="4.113cm"/>
    </style:style>
    <style:style style:name="Táboa16.C" style:family="table-column">
      <style:table-column-properties style:column-width="3.789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.5" style:family="table-row">
      <style:table-row-properties style:min-row-height="0.425cm"/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106cm"/>
    </style:style>
    <style:style style:name="Táboa15.C" style:family="table-column">
      <style:table-column-properties style:column-width="3.792cm"/>
    </style:style>
    <style:style style:name="Táboa15.D" style:family="table-column">
      <style:table-column-properties style:column-width="5.674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106cm"/>
    </style:style>
    <style:style style:name="Táboa11.C" style:family="table-column">
      <style:table-column-properties style:column-width="3.792cm"/>
    </style:style>
    <style:style style:name="Táboa11.D" style:family="table-column">
      <style:table-column-properties style:column-width="5.674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106cm"/>
    </style:style>
    <style:style style:name="Táboa18.C" style:family="table-column">
      <style:table-column-properties style:column-width="3.792cm"/>
    </style:style>
    <style:style style:name="Táboa18.D" style:family="table-column">
      <style:table-column-properties style:column-width="5.674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1" style:family="table">
      <style:table-properties style:width="16.268cm" table:align="right"/>
    </style:style>
    <style:style style:name="Táboa21.A" style:family="table-column">
      <style:table-column-properties style:column-width="2.695cm"/>
    </style:style>
    <style:style style:name="Táboa21.B" style:family="table-column">
      <style:table-column-properties style:column-width="4.106cm"/>
    </style:style>
    <style:style style:name="Táboa21.C" style:family="table-column">
      <style:table-column-properties style:column-width="3.792cm"/>
    </style:style>
    <style:style style:name="Táboa21.D" style:family="table-column">
      <style:table-column-properties style:column-width="5.674cm"/>
    </style:style>
    <style:style style:name="Táboa2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d1c5c" officeooo:paragraph-rsid="006d1c5c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officeooo:paragraph-rsid="006d1c5c"/>
    </style:style>
    <style:style style:name="P8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d1c5c" style:font-size-asian="8pt" style:font-size-complex="8pt"/>
    </style:style>
    <style:style style:name="P9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color="#555555" loext:opacity="100%" style:font-name="Calibri" fo:font-size="7pt" officeooo:rsid="00a1b16b" officeooo:paragraph-rsid="00ba215d" style:font-size-asian="7pt" style:font-size-complex="7pt"/>
    </style:style>
    <style:style style:name="P10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6pt" officeooo:rsid="00bd030f" officeooo:paragraph-rsid="00bd030f" style:font-size-asian="6pt" style:font-size-complex="6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3b94d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3b94d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6pt" officeooo:rsid="006e72cf" officeooo:paragraph-rsid="006e72cf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6pt" officeooo:rsid="00be9da1" officeooo:paragraph-rsid="00be9da1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42849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bf8b6c" officeooo:paragraph-rsid="00bf8b6c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83af09" style:font-size-asian="6pt" style:font-size-complex="6pt"/>
    </style:style>
    <style:style style:name="P25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c03ab9" officeooo:paragraph-rsid="00c03ab9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928ad3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30" style:family="paragraph" style:parent-style-name="Standard">
      <style:text-properties style:font-name="Calibri" fo:font-size="6pt" officeooo:rsid="008ca671" officeooo:paragraph-rsid="00928ad3" style:font-size-asian="5.25pt" style:font-size-complex="6pt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928ad3" style:font-size-asian="6pt" style:font-size-complex="6pt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6pt" officeooo:rsid="008bbe6b" officeooo:paragraph-rsid="00928ad3" style:font-size-asian="6pt" style:font-size-complex="6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6pt" officeooo:rsid="00dd15d4" officeooo:paragraph-rsid="00dd15d4" style:font-size-asian="6pt" style:font-size-complex="6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6pt" officeooo:rsid="00dd15d4" officeooo:paragraph-rsid="00dd15d4" style:font-size-asian="6pt" style:font-size-complex="6pt"/>
    </style:style>
    <style:style style:name="P35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631da" style:font-size-asian="6pt" style:font-size-complex="6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631da" style:font-size-asian="6pt" style:font-size-complex="6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40" style:family="paragraph" style:parent-style-name="Standard">
      <style:text-properties style:font-name="Calibri" fo:font-size="6pt" officeooo:rsid="008bbe6b" officeooo:paragraph-rsid="00c08363" style:font-size-asian="5.25pt" style:font-size-complex="6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4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b5021b" style:font-size-asian="6pt" style:font-size-complex="6pt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b5021b" style:font-size-asian="6pt" style:font-size-complex="6pt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b5021b" style:font-size-asian="6pt" style:font-size-complex="6pt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b5021b" style:font-size-asian="6pt" style:font-size-complex="6pt"/>
    </style:style>
    <style:style style:name="P48" style:family="paragraph" style:parent-style-name="Standard">
      <style:text-properties style:font-name="Calibri" fo:font-size="6pt" officeooo:rsid="008c7052" officeooo:paragraph-rsid="00c0a417" style:font-size-asian="5.25pt" style:font-size-complex="6pt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b5021b" style:font-size-asian="6pt" style:font-size-complex="6pt"/>
    </style:style>
    <style:style style:name="P50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b5021b" style:font-size-asian="6pt" style:font-size-complex="6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6pt" officeooo:rsid="008c7052" officeooo:paragraph-rsid="00b5021b" style:font-size-asian="6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bbd55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6pt" officeooo:rsid="00c2972b" officeooo:paragraph-rsid="00c2972b" style:font-size-asian="6pt" style:font-size-complex="6pt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bbd55" style:font-size-asian="6pt" style:font-size-complex="6pt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7bbd55" style:font-size-asian="6pt" style:font-size-complex="6pt"/>
    </style:style>
    <style:style style:name="P56" style:family="paragraph" style:parent-style-name="Standard">
      <style:text-properties style:font-name="Calibri" fo:font-size="6pt" officeooo:rsid="007bbd55" officeooo:paragraph-rsid="007bbd55" style:font-size-asian="5.25pt" style:font-size-complex="6pt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6pt" officeooo:rsid="00b5021b" officeooo:paragraph-rsid="00b5021b" style:font-size-asian="6pt" style:font-size-complex="6pt"/>
    </style:style>
    <style:style style:name="P58" style:family="paragraph" style:parent-style-name="Standard">
      <style:paragraph-properties fo:text-align="justify" style:justify-single-word="false"/>
      <style:text-properties style:font-name="Calibri" fo:font-size="6pt" officeooo:rsid="007d0162" officeooo:paragraph-rsid="007d0162" style:font-size-asian="6pt" style:font-size-complex="6pt"/>
    </style:style>
    <style:style style:name="P59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bbd55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725b6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725b6" style:font-size-asian="6pt" style:font-size-complex="6pt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725b6" style:font-size-asian="6pt" style:font-size-complex="6pt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793488" style:font-size-asian="6pt" style:font-size-complex="6pt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7725b6" style:font-size-asian="6pt" style:font-size-complex="6pt"/>
    </style:style>
    <style:style style:name="P65" style:family="paragraph" style:parent-style-name="Standard">
      <style:text-properties style:font-name="Calibri" fo:font-size="6pt" officeooo:rsid="00793488" officeooo:paragraph-rsid="00793488" style:font-size-asian="5.25pt" style:font-size-complex="6pt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size="6pt" officeooo:rsid="00c52584" officeooo:paragraph-rsid="00c52584" style:font-size-asian="6pt" style:font-size-complex="6pt"/>
    </style:style>
    <style:style style:name="P67" style:family="paragraph" style:parent-style-name="Standard">
      <style:paragraph-properties fo:text-align="justify" style:justify-single-word="false"/>
      <style:text-properties style:font-name="Calibri" fo:font-size="6pt" officeooo:rsid="00793488" officeooo:paragraph-rsid="00793488" style:font-size-asian="6pt" style:font-size-complex="6pt"/>
    </style:style>
    <style:style style:name="P68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cd8db0" officeooo:paragraph-rsid="00cd8db0" style:font-size-asian="8pt" style:font-weight-asian="bold" style:font-size-complex="8pt" style:font-weight-complex="bold"/>
    </style:style>
    <style:style style:name="P69" style:family="paragraph" style:parent-style-name="Text_20_body" style:list-style-name="L2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d8db0" officeooo:paragraph-rsid="00cd8db0" style:font-size-asian="8pt" style:font-weight-asian="normal" style:font-size-complex="8pt" style:font-weight-complex="normal"/>
    </style:style>
    <style:style style:name="P70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d8db0" officeooo:paragraph-rsid="00cd8db0" style:font-size-asian="8pt" style:font-weight-asian="normal" style:font-size-complex="8pt" style:font-weight-complex="normal"/>
    </style:style>
    <style:style style:name="P71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72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74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75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76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77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78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79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80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82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83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85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86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P87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cf19aa" style:font-size-asian="14pt" style:font-weight-asian="bold" style:font-size-complex="16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cf19aa" officeooo:paragraph-rsid="00cf19aa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Consolas" fo:font-size="7pt" fo:font-weight="normal" officeooo:rsid="00420b6f" officeooo:paragraph-rsid="00cf19aa" style:font-size-asian="7pt" style:font-weight-asian="normal" style:font-size-complex="7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2b19" officeooo:paragraph-rsid="00d02b19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75c5" officeooo:paragraph-rsid="00d075c5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20e28" officeooo:paragraph-rsid="00d20e28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36557" officeooo:paragraph-rsid="00d36557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5f88" officeooo:paragraph-rsid="00d55f88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Consolas" fo:font-size="8pt" fo:font-weight="normal" officeooo:rsid="00420b6f" officeooo:paragraph-rsid="00d55f88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Consolas" fo:font-size="8pt" fo:font-weight="normal" officeooo:rsid="00420b6f" officeooo:paragraph-rsid="00cf19aa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d5b249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d9d938" style:font-size-asian="10pt" style:font-weight-asian="bold" style:font-size-complex="10pt" style:font-weight-complex="bold"/>
    </style:style>
    <style:style style:name="P99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6pt" officeooo:rsid="00420b6f" officeooo:paragraph-rsid="00cf19aa" style:font-size-asian="5.25pt" style:font-size-complex="6pt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officeooo:rsid="00c6c88c"/>
    </style:style>
    <style:style style:name="T7" style:family="text">
      <style:text-properties officeooo:rsid="00b00e34"/>
    </style:style>
    <style:style style:name="T8" style:family="text">
      <style:text-properties fo:font-weight="bold" officeooo:rsid="00c6c88c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6d1c5c"/>
    </style:style>
    <style:style style:name="T11" style:family="text">
      <style:text-properties fo:font-variant="normal" fo:text-transform="none" fo:color="#555555" loext:opacity="100%" style:font-name="Calibri" fo:font-size="8pt" fo:letter-spacing="normal" fo:font-style="normal" fo:font-weight="normal" officeooo:rsid="0061f53c" style:font-size-asian="8pt" style:font-size-complex="8pt"/>
    </style:style>
    <style:style style:name="T12" style:family="text">
      <style:text-properties style:font-name="Calibri" fo:font-size="8pt" style:font-size-asian="8pt" style:font-size-complex="8pt"/>
    </style:style>
    <style:style style:name="T13" style:family="text">
      <style:text-properties style:font-name="Calibri" fo:font-size="8pt" officeooo:rsid="00bd030f" style:font-size-asian="8pt" style:font-size-complex="8pt"/>
    </style:style>
    <style:style style:name="T14" style:family="text">
      <style:text-properties fo:font-variant="normal" fo:text-transform="none" fo:letter-spacing="normal" fo:font-style="normal" fo:font-weight="normal" officeooo:rsid="00ba215d" style:font-weight-asian="normal" style:font-weight-complex="normal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ba215d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officeooo:rsid="00ba215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bd030f" style:font-weight-asian="bold" style:font-weight-complex="bold"/>
    </style:style>
    <style:style style:name="T21" style:family="text">
      <style:text-properties officeooo:rsid="00830681"/>
    </style:style>
    <style:style style:name="T22" style:family="text">
      <style:text-properties officeooo:rsid="00bd030f"/>
    </style:style>
    <style:style style:name="T23" style:family="text">
      <style:text-properties officeooo:rsid="00bf8b6c"/>
    </style:style>
    <style:style style:name="T24" style:family="text">
      <style:text-properties style:text-underline-style="solid" style:text-underline-width="auto" style:text-underline-color="font-color" fo:font-weight="bold" officeooo:rsid="00c03ab9" style:font-weight-asian="bold" style:font-weight-complex="bold"/>
    </style:style>
    <style:style style:name="T25" style:family="text">
      <style:text-properties officeooo:rsid="007631da"/>
    </style:style>
    <style:style style:name="T26" style:family="text">
      <style:text-properties officeooo:rsid="00c03ab9"/>
    </style:style>
    <style:style style:name="T27" style:family="text">
      <style:text-properties style:text-underline-style="solid" style:text-underline-width="auto" style:text-underline-color="font-color" fo:font-weight="bold" officeooo:rsid="00c08363" style:font-weight-asian="bold" style:font-weight-complex="bold"/>
    </style:style>
    <style:style style:name="T28" style:family="text">
      <style:text-properties officeooo:rsid="008bbe6b"/>
    </style:style>
    <style:style style:name="T29" style:family="text">
      <style:text-properties officeooo:rsid="00c08363"/>
    </style:style>
    <style:style style:name="T30" style:family="text">
      <style:text-properties style:text-underline-style="solid" style:text-underline-width="auto" style:text-underline-color="font-color" fo:font-weight="bold" officeooo:rsid="00c0a417" style:font-weight-asian="bold" style:font-weight-complex="bold"/>
    </style:style>
    <style:style style:name="T31" style:family="text">
      <style:text-properties officeooo:rsid="008c7052"/>
    </style:style>
    <style:style style:name="T32" style:family="text">
      <style:text-properties officeooo:rsid="00c0a417"/>
    </style:style>
    <style:style style:name="T33" style:family="text">
      <style:text-properties officeooo:rsid="00c2972b"/>
    </style:style>
    <style:style style:name="T34" style:family="text">
      <style:text-properties style:text-underline-style="solid" style:text-underline-width="auto" style:text-underline-color="font-color" fo:font-weight="bold" officeooo:rsid="00c2972b" style:font-weight-asian="bold" style:font-weight-complex="bold"/>
    </style:style>
    <style:style style:name="T35" style:family="text">
      <style:text-properties officeooo:rsid="007725b6"/>
    </style:style>
    <style:style style:name="T36" style:family="text">
      <style:text-properties style:text-underline-style="solid" style:text-underline-width="auto" style:text-underline-color="font-color" fo:font-weight="bold" officeooo:rsid="00c40f9f" style:font-weight-asian="bold" style:font-weight-complex="bold"/>
    </style:style>
    <style:style style:name="T37" style:family="text">
      <style:text-properties officeooo:rsid="00c40f9f"/>
    </style:style>
    <style:style style:name="T38" style:family="text">
      <style:text-properties officeooo:rsid="00c52584"/>
    </style:style>
    <style:style style:name="T39" style:family="text">
      <style:text-properties officeooo:rsid="00ad3a34" style:font-weight-asian="bold" style:font-weight-complex="bold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45b236"/>
    </style:style>
    <style:style style:name="T42" style:family="text">
      <style:text-properties fo:font-weight="bold" officeooo:rsid="0052e7b1" style:font-weight-asian="bold" style:font-weight-complex="bold"/>
    </style:style>
    <style:style style:name="T43" style:family="text">
      <style:text-properties officeooo:rsid="00b86f7b"/>
    </style:style>
    <style:style style:name="T44" style:family="text">
      <style:text-properties officeooo:rsid="0052e7b1"/>
    </style:style>
    <style:style style:name="T45" style:family="text">
      <style:text-properties fo:font-weight="bold" officeooo:rsid="00b86f7b" style:font-weight-asian="bold" style:font-weight-complex="bold"/>
    </style:style>
    <style:style style:name="T46" style:family="text">
      <style:text-properties officeooo:rsid="00473204"/>
    </style:style>
    <style:style style:name="T47" style:family="text">
      <style:text-properties officeooo:rsid="0049239d"/>
    </style:style>
    <style:style style:name="T48" style:family="text">
      <style:text-properties officeooo:rsid="004a73ec"/>
    </style:style>
    <style:style style:name="T49" style:family="text">
      <style:text-properties officeooo:rsid="004d1803"/>
    </style:style>
    <style:style style:name="T50" style:family="text">
      <style:text-properties fo:font-weight="bold" officeooo:rsid="004d1803" style:font-weight-asian="bold" style:font-weight-complex="bold"/>
    </style:style>
    <style:style style:name="T51" style:family="text">
      <style:text-properties fo:font-weight="bold" officeooo:rsid="004e2278" style:font-weight-asian="bold" style:font-weight-complex="bold"/>
    </style:style>
    <style:style style:name="T52" style:family="text">
      <style:text-properties officeooo:rsid="004e2278"/>
    </style:style>
    <style:style style:name="T53" style:family="text">
      <style:text-properties officeooo:rsid="00cf19aa"/>
    </style:style>
    <style:style style:name="T54" style:family="text">
      <style:text-properties officeooo:rsid="00dc033f"/>
    </style:style>
    <style:style style:name="T55" style:family="text">
      <style:text-properties officeooo:rsid="00dc5e24"/>
    </style:style>
    <style:style style:name="T56" style:family="text">
      <style:text-properties officeooo:rsid="00d9d9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Crea las tablas para el mantenimiento de los datos de un <text:span text:style-name="T6">Consorcio de restaurantes llamado RestauranteTEIS</text:span> <text:span text:style-name="T7">que se desea instalar en la localidad de TEIS</text:span>, realizando un script con el nombre de <text:span text:style-name="T8">Restaurante</text:span><text:span text:style-name="T9">TEIS.sql</text:span> con los comandos necesarios. Cada una de las sentencias SQL asociadas a la creación de tablas deberá ir precedida de un comentario explicativo (-- al principio de la línea). Incluye las restricciones (<text:span text:style-name="T9">constraints</text:span>) pedidas y otras que consideres oportunas.</text:p>
            <text:p text:style-name="P6"><text:span text:style-name="T10">ENUNCIADO</text:span>:</text:p>
            <text:p text:style-name="P7"><text:span text:style-name="T11">El Concello de Vigo desea </text:span><text:span text:style-name="T12">informatizar los datos de </text:span><text:span text:style-name="T13">los</text:span><text:span text:style-name="T12"> restaurante </text:span><text:span text:style-name="T13">del Consorcio </text:span><text:span text:style-name="T12">llamado </text:span><text:span text:style-name="Strong_20_Emphasis"><text:span text:style-name="T12">RestauranteTEIS</text:span></text:span><text:span text:style-name="T12">, con el objetivo de gestionar de manera eficiente toda la información relacionada con su actividad diaria. El sistema deberá permitir registrar y controlar la información de clientes, reservas, mesas, pedidos, platos y los detalles de cada pedido. </text:span></text:p>
            <text:p text:style-name="P8">La gerente, Gumersinda, ha aportado la siguiente información:</text:p>
            <text:list text:style-name="L1">
              <text:list-item>
                <text:p text:style-name="P9"><text:span text:style-name="Strong_20_Emphasis"><text:span text:style-name="T14">De cada </text:span></text:span><text:span text:style-name="Strong_20_Emphasis"><text:span text:style-name="T15">Restaurante </text:span></text:span><text:span text:style-name="Strong_20_Emphasis"><text:span text:style-name="T14">interesa</text:span></text:span><text:span text:style-name="Strong_20_Emphasis"><text:span text:style-name="T16"> </text:span></text:span><text:span text:style-name="T17">registrar información básica del restaurante, incluyendo un identificador único, nombre, dirección y teléfono.</text:span></text:p>
              </text:list-item>
              <text:list-item>
                <text:p text:style-name="P9"><text:span text:style-name="Strong_20_Emphasis"><text:span text:style-name="T14">De cada </text:span></text:span><text:span text:style-name="Strong_20_Emphasis">Cliente </text:span><text:span text:style-name="Strong_20_Emphasis"><text:span text:style-name="T14">interesa</text:span></text:span> almacenar los datos de los clientes, incluyendo un identificador único, nombre, correo electrónico, teléfono y, opcionalmente, referencias a otros clientes.</text:p>
              </text:list-item>
              <text:list-item>
                <text:p text:style-name="P9"><text:span text:style-name="Strong_20_Emphasis"><text:span text:style-name="T14">De cada </text:span></text:span><text:span text:style-name="Strong_20_Emphasis">Mesa </text:span><text:span text:style-name="Strong_20_Emphasis"><text:span text:style-name="T14">interesa</text:span></text:span> <text:span text:style-name="T18">almacenar</text:span> un identificador único, capacidad, ubicación <text:span text:style-name="T18">e</text:span> información adicional relevante.</text:p>
              </text:list-item>
              <text:list-item>
                <text:p text:style-name="P9"><text:span text:style-name="Strong_20_Emphasis"><text:span text:style-name="T14">De cada </text:span></text:span><text:span text:style-name="Strong_20_Emphasis">Reserva </text:span><text:span text:style-name="Strong_20_Emphasis"><text:span text:style-name="T14">interesa</text:span></text:span> registrar las reservas realizadas por los clientes, indicando un identificador único, el cliente que realiza la reserva, fecha, número de personas, mesa preferida y observaciones.</text:p>
              </text:list-item>
              <text:list-item>
                <text:p text:style-name="P9"><text:span text:style-name="Strong_20_Emphasis"><text:span text:style-name="T14">De cada </text:span></text:span><text:span text:style-name="Strong_20_Emphasis">Pedido</text:span> <text:span text:style-name="T18">interesa </text:span>un identificador único, el cliente que lo realiza, fecha del pedido, estado y posibles comentarios adicionales.</text:p>
              </text:list-item>
              <text:list-item>
                <text:p text:style-name="P9"><text:span text:style-name="Strong_20_Emphasis"><text:span text:style-name="T14">De cada </text:span></text:span><text:span text:style-name="Strong_20_Emphasis">DetallePedido </text:span><text:span text:style-name="Strong_20_Emphasis"><text:span text:style-name="T14">interesa</text:span></text:span> <text:span text:style-name="T18">que c</text:span>ada pedido p<text:span text:style-name="T18">ueda</text:span> tener varios detalles de platos, indicando un identificador único, el pedido al que pertenece, el plato solicitado y la cantidad.</text:p>
              </text:list-item>
              <text:list-item>
                <text:p text:style-name="P9"><text:span text:style-name="Strong_20_Emphasis"><text:span text:style-name="T14">De cada </text:span></text:span><text:span text:style-name="Strong_20_Emphasis">Plato</text:span> <text:span text:style-name="Strong_20_Emphasis"><text:span text:style-name="T14">interesa </text:span></text:span>manten<text:span text:style-name="T18">er</text:span> un catálogo de platos, cada uno con un identificador único, nombre, tipo, precio y, opcionalmente, información complementaria.</text:p>
              </text:list-item>
            </text:list>
            <text:p text:style-name="P10"><text:span text:style-name="T10">TABLAS</text:span>:</text:p>
            <text:p text:style-name="P11">Las tablas resultantes son las siguientes:</text:p>
            <text:p text:style-name="P12"><text:span text:style-name="T19">TABLA </text:span><text:span text:style-name="T20">Restarurante</text:span><text:span text:style-name="T19">:</text:span> Contiene <text:span text:style-name="T21">información sobre l</text:span><text:span text:style-name="T22">os restaurantes gestionados</text:span>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3">Nombre Columna</text:p>
                </table:table-cell>
                <table:table-cell table:style-name="Táboa12.A1" office:value-type="string">
                  <text:p text:style-name="P13">Descripción</text:p>
                </table:table-cell>
                <table:table-cell table:style-name="Táboa12.A1" office:value-type="string">
                  <text:p text:style-name="P13">Tipo dato</text:p>
                </table:table-cell>
                <table:table-cell table:style-name="Táboa12.D1" office:value-type="string">
                  <text:p text:style-name="P13">Restricciones</text:p>
                </table:table-cell>
              </table:table-row>
              <table:table-row>
                <table:table-cell table:style-name="Táboa12.A2" office:value-type="string">
                  <text:p text:style-name="P14">idRestaurante</text:p>
                </table:table-cell>
                <table:table-cell table:style-name="Táboa12.A2" office:value-type="string">
                  <text:p text:style-name="P15">Código que identifica cada restaurante </text:p>
                </table:table-cell>
                <table:table-cell table:style-name="Táboa12.A2" office:value-type="string">
                  <text:p text:style-name="P16">Numérico de 4 dígitos </text:p>
                </table:table-cell>
                <table:table-cell table:style-name="Táboa12.D2" office:value-type="string">
                  <text:p text:style-name="P15"/>
                </table:table-cell>
              </table:table-row>
              <table:table-row>
                <table:table-cell table:style-name="Táboa12.A2" office:value-type="string">
                  <text:p text:style-name="P14">nombre</text:p>
                </table:table-cell>
                <table:table-cell table:style-name="Táboa12.A2" office:value-type="string">
                  <text:p text:style-name="P15">Nombre del restaurante </text:p>
                </table:table-cell>
                <table:table-cell table:style-name="Táboa12.A2" office:value-type="string">
                  <text:p text:style-name="P15">Cadena de texto de 50 <text:span text:style-name="T22">caracteres</text:span></text:p>
                </table:table-cell>
                <table:table-cell table:style-name="Táboa12.D2" office:value-type="string">
                  <text:p text:style-name="P17"/>
                </table:table-cell>
              </table:table-row>
              <table:table-row>
                <table:table-cell table:style-name="Táboa12.A2" office:value-type="string">
                  <text:p text:style-name="P14">direccion</text:p>
                </table:table-cell>
                <table:table-cell table:style-name="Táboa12.A2" office:value-type="string">
                  <text:p text:style-name="P18">Dirección física del restaurante </text:p>
                </table:table-cell>
                <table:table-cell table:style-name="Táboa12.A2" office:value-type="string">
                  <text:p text:style-name="P17">Cadena de texto de 100 <text:span text:style-name="T22">caracteres</text:span></text:p>
                </table:table-cell>
                <table:table-cell table:style-name="Táboa12.D2" office:value-type="string">
                  <text:p text:style-name="P17"/>
                </table:table-cell>
              </table:table-row>
              <table:table-row>
                <table:table-cell table:style-name="Táboa12.A2" office:value-type="string">
                  <text:p text:style-name="P14">telefono</text:p>
                </table:table-cell>
                <table:table-cell table:style-name="Táboa12.A2" office:value-type="string">
                  <text:p text:style-name="P18">Teléfono de contacto </text:p>
                </table:table-cell>
                <table:table-cell table:style-name="Táboa12.A2" office:value-type="string">
                  <text:p text:style-name="P17">Cadena de texto de 15 <text:span text:style-name="T22">caracteres</text:span></text:p>
                </table:table-cell>
                <table:table-cell table:style-name="Táboa12.D2" office:value-type="string">
                  <text:p text:style-name="P14"/>
                </table:table-cell>
              </table:table-row>
            </table:table>
            <text:p text:style-name="P12"><text:span text:style-name="T19">TABLA </text:span><text:span text:style-name="T20">Cliente</text:span><text:span text:style-name="T19">:</text:span> Contiene información <text:span text:style-name="T21">sobre los </text:span><text:span text:style-name="T22">clientes del restaurante</text:span>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19">Nombre Columna</text:p>
                </table:table-cell>
                <table:table-cell table:style-name="Táboa13.A1" office:value-type="string">
                  <text:p text:style-name="P19">Descripción</text:p>
                </table:table-cell>
                <table:table-cell table:style-name="Táboa13.A1" office:value-type="string">
                  <text:p text:style-name="P19">Tipo dato</text:p>
                </table:table-cell>
                <table:table-cell table:style-name="Táboa13.D1" office:value-type="string">
                  <text:p text:style-name="P19">Restricciones</text:p>
                </table:table-cell>
              </table:table-row>
              <table:table-row>
                <table:table-cell table:style-name="Táboa13.A2" office:value-type="string">
                  <text:p text:style-name="P20">idCliente</text:p>
                </table:table-cell>
                <table:table-cell table:style-name="Táboa13.A2" office:value-type="string">
                  <text:p text:style-name="P21">Código que identifica cada cliente </text:p>
                </table:table-cell>
                <table:table-cell table:style-name="Táboa13.A2" office:value-type="string">
                  <text:p text:style-name="P22">Numérico de 4 dígitos </text:p>
                </table:table-cell>
                <table:table-cell table:style-name="Táboa13.D2" office:value-type="string">
                  <text:p text:style-name="P21"/>
                </table:table-cell>
              </table:table-row>
              <table:table-row>
                <table:table-cell table:style-name="Táboa13.A2" office:value-type="string">
                  <text:p text:style-name="P23">nombre</text:p>
                </table:table-cell>
                <table:table-cell table:style-name="Táboa13.A2" office:value-type="string">
                  <text:p text:style-name="P17">Nombre <text:span text:style-name="T23">completo</text:span> del cliente </text:p>
                </table:table-cell>
                <table:table-cell table:style-name="Táboa13.A2" office:value-type="string">
                  <text:p text:style-name="P17">Cadena de texto de 50 <text:span text:style-name="T23">caracteres</text:span></text:p>
                </table:table-cell>
                <table:table-cell table:style-name="Táboa13.D2" office:value-type="string">
                  <text:p text:style-name="P17"/>
                </table:table-cell>
              </table:table-row>
              <table:table-row>
                <table:table-cell table:style-name="Táboa13.A2" office:value-type="string">
                  <text:p text:style-name="P23">email</text:p>
                </table:table-cell>
                <table:table-cell table:style-name="Táboa13.A2" office:value-type="string">
                  <text:p text:style-name="P24">Correo electrónico del cliente </text:p>
                </table:table-cell>
                <table:table-cell table:style-name="Táboa13.A2" office:value-type="string">
                  <text:p text:style-name="P24">Cadena de texto de 50 <text:span text:style-name="T23">caracteres</text:span></text:p>
                </table:table-cell>
                <table:table-cell table:style-name="Táboa13.D2" office:value-type="string">
                  <text:p text:style-name="P24"/>
                </table:table-cell>
              </table:table-row>
              <table:table-row>
                <table:table-cell table:style-name="Táboa13.A2" office:value-type="string">
                  <text:p text:style-name="P23">telefono</text:p>
                </table:table-cell>
                <table:table-cell table:style-name="Táboa13.A2" office:value-type="string">
                  <text:p text:style-name="P24">Teléfono del cliente </text:p>
                </table:table-cell>
                <table:table-cell table:style-name="Táboa13.A2" office:value-type="string">
                  <text:p text:style-name="P24">Cadena de texto de <text:span text:style-name="T23">1</text:span>5 <text:span text:style-name="T23">caracteres</text:span></text:p>
                </table:table-cell>
                <table:table-cell table:style-name="Táboa13.D2" office:value-type="string">
                  <text:p text:style-name="P23"/>
                </table:table-cell>
              </table:table-row>
              <table:table-row>
                <table:table-cell table:style-name="Táboa13.A2" office:value-type="string">
                  <text:p text:style-name="P23">clienteReferencia</text:p>
                </table:table-cell>
                <table:table-cell table:style-name="Táboa13.A2" office:value-type="string">
                  <text:p text:style-name="P23">Cliente que lo referencia</text:p>
                </table:table-cell>
                <table:table-cell table:style-name="Táboa13.A2" office:value-type="string">
                  <text:p text:style-name="P24">Numérico de 4 dígitos </text:p>
                </table:table-cell>
                <table:table-cell table:style-name="Táboa13.D2" office:value-type="string">
                  <text:p text:style-name="P23"/>
                </table:table-cell>
              </table:table-row>
            </table:table>
            <text:p text:style-name="P25"><text:span text:style-name="T19">TABLA </text:span><text:span text:style-name="T24">Mesa</text:span><text:span text:style-name="T19">:</text:span> Contiene <text:span text:style-name="T25">información </text:span><text:span text:style-name="T26">sobre las mesas del restaurante</text:span>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26">Nombre Columna</text:p>
                </table:table-cell>
                <table:table-cell table:style-name="Táboa16.A1" office:value-type="string">
                  <text:p text:style-name="P26">Descripción</text:p>
                </table:table-cell>
                <table:table-cell table:style-name="Táboa16.A1" office:value-type="string">
                  <text:p text:style-name="P26">Tipo dato</text:p>
                </table:table-cell>
                <table:table-cell table:style-name="Táboa16.D1" office:value-type="string">
                  <text:p text:style-name="P26">Restricciones</text:p>
                </table:table-cell>
              </table:table-row>
              <table:table-row>
                <table:table-cell table:style-name="Táboa16.A2" office:value-type="string">
                  <text:p text:style-name="P27">idMesa</text:p>
                </table:table-cell>
                <table:table-cell table:style-name="Táboa16.A2" office:value-type="string">
                  <text:p text:style-name="P28">Código que identifica cada mesa </text:p>
                </table:table-cell>
                <table:table-cell table:style-name="Táboa16.A2" office:value-type="string">
                  <text:p text:style-name="P28"><text:s text:c="14"/></text:p>
                </table:table-cell>
                <table:table-cell table:style-name="Táboa16.D2" office:value-type="string">
                  <text:p text:style-name="P29"/>
                </table:table-cell>
              </table:table-row>
              <table:table-row>
                <table:table-cell table:style-name="Táboa16.A2" office:value-type="string">
                  <text:p text:style-name="P27">capacidad</text:p>
                </table:table-cell>
                <table:table-cell table:style-name="Táboa16.A2" office:value-type="string">
                  <text:p text:style-name="P29">Número de comensales que puede albergar </text:p>
                </table:table-cell>
                <table:table-cell table:style-name="Táboa16.A2" office:value-type="string">
                  <text:p text:style-name="P29">Numérico <text:span text:style-name="T26">de 3 dígitos</text:span></text:p>
                </table:table-cell>
                <table:table-cell table:style-name="Táboa16.D2" office:value-type="string">
                  <text:p text:style-name="P30"/>
                </table:table-cell>
              </table:table-row>
              <table:table-row>
                <table:table-cell table:style-name="Táboa16.A2" office:value-type="string">
                  <text:p text:style-name="P27">ubicacion</text:p>
                </table:table-cell>
                <table:table-cell table:style-name="Táboa16.A2" office:value-type="string">
                  <text:p text:style-name="P29"><text:span text:style-name="T26">Posición</text:span> dentro del restaurante </text:p>
                </table:table-cell>
                <table:table-cell table:style-name="Táboa16.A2" office:value-type="string">
                  <text:p text:style-name="P29">Cadena de texto de 50 <text:span text:style-name="T26">caracteres</text:span></text:p>
                </table:table-cell>
                <table:table-cell table:style-name="Táboa16.D2" office:value-type="string">
                  <text:p text:style-name="P29"/>
                </table:table-cell>
              </table:table-row>
              <table:table-row table:style-name="Táboa16.5">
                <table:table-cell table:style-name="Táboa16.A2" office:value-type="string">
                  <text:p text:style-name="P27">masInformacion</text:p>
                </table:table-cell>
                <table:table-cell table:style-name="Táboa16.A2" office:value-type="string">
                  <text:p text:style-name="P31">Información adicional sobre la mesa </text:p>
                </table:table-cell>
                <table:table-cell table:style-name="Táboa16.A2" office:value-type="string">
                  <text:p text:style-name="P31">Cadena de texto de <text:span text:style-name="T26">20</text:span>0 <text:span text:style-name="T26">caracteres</text:span></text:p>
                </table:table-cell>
                <table:table-cell table:style-name="Táboa16.D2" office:value-type="string">
                  <text:p text:style-name="P32"><text:s/></text:p>
                </table:table-cell>
              </table:table-row>
              <table:table-row table:style-name="Táboa16.5">
                <table:table-cell table:style-name="Táboa16.A2" office:value-type="string">
                  <text:p text:style-name="P33">restaurante</text:p>
                </table:table-cell>
                <table:table-cell table:style-name="Táboa16.A2" office:value-type="string">
                  <text:p text:style-name="P33">Información del restaurante al que pertenece la mesa</text:p>
                </table:table-cell>
                <table:table-cell table:style-name="Táboa16.A2" office:value-type="string">
                  <text:p text:style-name="P33">Numérico de 4 digitos</text:p>
                </table:table-cell>
                <table:table-cell table:style-name="Táboa16.D2" office:value-type="string">
                  <text:p text:style-name="P34">Clave foránea a restaurante</text:p>
                </table:table-cell>
              </table:table-row>
            </table:table>
            <text:p text:style-name="P35"><text:span text:style-name="T19">TABLA </text:span><text:span text:style-name="T27">Reserva</text:span><text:span text:style-name="T19">:</text:span> Contiene <text:span text:style-name="T28">información </text:span><text:span text:style-name="T29">sobre las reservas efectuadas por los clientes</text:span>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36"><text:soft-page-break/>Nombre Columna</text:p>
                </table:table-cell>
                <table:table-cell table:style-name="Táboa15.A1" office:value-type="string">
                  <text:p text:style-name="P36">Descripción</text:p>
                </table:table-cell>
                <table:table-cell table:style-name="Táboa15.A1" office:value-type="string">
                  <text:p text:style-name="P36">Tipo dato</text:p>
                </table:table-cell>
                <table:table-cell table:style-name="Táboa15.D1" office:value-type="string">
                  <text:p text:style-name="P36">Restricciones</text:p>
                </table:table-cell>
              </table:table-row>
              <table:table-row>
                <table:table-cell table:style-name="Táboa15.A2" office:value-type="string">
                  <text:p text:style-name="P37">idReserva </text:p>
                </table:table-cell>
                <table:table-cell table:style-name="Táboa15.A2" office:value-type="string">
                  <text:p text:style-name="P38">Código que identifica cada reserva </text:p>
                </table:table-cell>
                <table:table-cell table:style-name="Táboa15.A2" office:value-type="string">
                  <text:p text:style-name="P38">Numérico de 7 dígitos </text:p>
                </table:table-cell>
                <table:table-cell table:style-name="Táboa15.D2" office:value-type="string">
                  <text:p text:style-name="P39"/>
                </table:table-cell>
              </table:table-row>
              <table:table-row>
                <table:table-cell table:style-name="Táboa15.A2" office:value-type="string">
                  <text:p text:style-name="P37">idCliente </text:p>
                </table:table-cell>
                <table:table-cell table:style-name="Táboa15.A2" office:value-type="string">
                  <text:p text:style-name="P39">Cliente que realiza la reserva </text:p>
                </table:table-cell>
                <table:table-cell table:style-name="Táboa15.A2" office:value-type="string">
                  <text:p text:style-name="P39">Numérico de 4 dígitos </text:p>
                </table:table-cell>
                <table:table-cell table:style-name="Táboa15.D2" office:value-type="string">
                  <text:p text:style-name="P40"/>
                </table:table-cell>
              </table:table-row>
              <table:table-row>
                <table:table-cell table:style-name="Táboa15.A2" office:value-type="string">
                  <text:p text:style-name="P39">fechaReserva </text:p>
                </table:table-cell>
                <table:table-cell table:style-name="Táboa15.A2" office:value-type="string">
                  <text:p text:style-name="P39">Fecha de la reserva </text:p>
                </table:table-cell>
                <table:table-cell table:style-name="Táboa15.A2" office:value-type="string">
                  <text:p text:style-name="P39">Fecha </text:p>
                </table:table-cell>
                <table:table-cell table:style-name="Táboa15.D2" office:value-type="string">
                  <text:p text:style-name="P39"/>
                </table:table-cell>
              </table:table-row>
              <table:table-row>
                <table:table-cell table:style-name="Táboa15.A2" office:value-type="string">
                  <text:p text:style-name="P39">cantidadPersonas </text:p>
                </table:table-cell>
                <table:table-cell table:style-name="Táboa15.A2" office:value-type="string">
                  <text:p text:style-name="P39">Número de personas de la reserva </text:p>
                </table:table-cell>
                <table:table-cell table:style-name="Táboa15.A2" office:value-type="string">
                  <text:p text:style-name="P39">Numérico de 3 dígitos </text:p>
                </table:table-cell>
                <table:table-cell table:style-name="Táboa15.D2" office:value-type="string">
                  <text:p text:style-name="P39"/>
                </table:table-cell>
              </table:table-row>
              <table:table-row>
                <table:table-cell table:style-name="Táboa15.A2" office:value-type="string">
                  <text:p text:style-name="P39">mesaPreferida </text:p>
                </table:table-cell>
                <table:table-cell table:style-name="Táboa15.A2" office:value-type="string">
                  <text:p text:style-name="P39">Mesa preferida por el cliente </text:p>
                </table:table-cell>
                <table:table-cell table:style-name="Táboa15.A2" office:value-type="string">
                  <text:p text:style-name="P39">Numérico de 3 dígitos </text:p>
                </table:table-cell>
                <table:table-cell table:style-name="Táboa15.D2" office:value-type="string">
                  <text:p text:style-name="P39"/>
                </table:table-cell>
              </table:table-row>
              <table:table-row>
                <table:table-cell table:style-name="Táboa15.A2" office:value-type="string">
                  <text:p text:style-name="P39">observaciones </text:p>
                </table:table-cell>
                <table:table-cell table:style-name="Táboa15.A2" office:value-type="string">
                  <text:p text:style-name="P39">Comentarios o notas de la reserva </text:p>
                </table:table-cell>
                <table:table-cell table:style-name="Táboa15.A2" office:value-type="string">
                  <text:p text:style-name="P39">Cadena de texto de 200 <text:span text:style-name="T29">caracteres</text:span></text:p>
                </table:table-cell>
                <table:table-cell table:style-name="Táboa15.D2" office:value-type="string">
                  <text:p text:style-name="P41"/>
                </table:table-cell>
              </table:table-row>
            </table:table>
            <text:p text:style-name="P42"><text:span text:style-name="T19">TABLA </text:span><text:span text:style-name="T30">Pedido</text:span><text:span text:style-name="T19">:</text:span> Contiene <text:span text:style-name="T25">información </text:span><text:span text:style-name="T31">sobre los </text:span><text:span text:style-name="T32">pedidos realizados por los clientes</text:span>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43">Nombre Columna</text:p>
                </table:table-cell>
                <table:table-cell table:style-name="Táboa11.A1" office:value-type="string">
                  <text:p text:style-name="P43">Descripción</text:p>
                </table:table-cell>
                <table:table-cell table:style-name="Táboa11.A1" office:value-type="string">
                  <text:p text:style-name="P43">Tipo dato</text:p>
                </table:table-cell>
                <table:table-cell table:style-name="Táboa11.D1" office:value-type="string">
                  <text:p text:style-name="P43">Restricciones</text:p>
                </table:table-cell>
              </table:table-row>
              <table:table-row>
                <table:table-cell table:style-name="Táboa11.A2" office:value-type="string">
                  <text:p text:style-name="P44">idPedido </text:p>
                </table:table-cell>
                <table:table-cell table:style-name="Táboa11.A2" office:value-type="string">
                  <text:p text:style-name="P45">Código que identifica cada pedido </text:p>
                </table:table-cell>
                <table:table-cell table:style-name="Táboa11.A2" office:value-type="string">
                  <text:p text:style-name="P45">Numérico de 6 dígitos </text:p>
                </table:table-cell>
                <table:table-cell table:style-name="Táboa11.D2" office:value-type="string">
                  <text:p text:style-name="P46"/>
                </table:table-cell>
              </table:table-row>
              <table:table-row>
                <table:table-cell table:style-name="Táboa11.A2" office:value-type="string">
                  <text:p text:style-name="P44"><text:span text:style-name="T33">c</text:span>liente </text:p>
                </table:table-cell>
                <table:table-cell table:style-name="Táboa11.A2" office:value-type="string">
                  <text:p text:style-name="P47">Cliente que realiza el pedido </text:p>
                </table:table-cell>
                <table:table-cell table:style-name="Táboa11.A2" office:value-type="string">
                  <text:p text:style-name="P47">Numérico de 4 dígitos </text:p>
                </table:table-cell>
                <table:table-cell table:style-name="Táboa11.D2" office:value-type="string">
                  <text:p text:style-name="P48"/>
                </table:table-cell>
              </table:table-row>
              <table:table-row>
                <table:table-cell table:style-name="Táboa11.A2" office:value-type="string">
                  <text:p text:style-name="P49">fechaPedido </text:p>
                </table:table-cell>
                <table:table-cell table:style-name="Táboa11.A2" office:value-type="string">
                  <text:p text:style-name="P49">Fecha del pedido </text:p>
                </table:table-cell>
                <table:table-cell table:style-name="Táboa11.A2" office:value-type="string">
                  <text:p text:style-name="P45">Fecha </text:p>
                </table:table-cell>
                <table:table-cell table:style-name="Táboa11.D2" office:value-type="string">
                  <text:p text:style-name="P49"/>
                </table:table-cell>
              </table:table-row>
              <table:table-row>
                <table:table-cell table:style-name="Táboa11.A2" office:value-type="string">
                  <text:p text:style-name="P44">estado </text:p>
                </table:table-cell>
                <table:table-cell table:style-name="Táboa11.A2" office:value-type="string">
                  <text:p text:style-name="P47">Estado del pedido </text:p>
                </table:table-cell>
                <table:table-cell table:style-name="Táboa11.A2" office:value-type="string">
                  <text:p text:style-name="P47">Cadena de texto de 20 <text:span text:style-name="T32">caracteres</text:span></text:p>
                </table:table-cell>
                <table:table-cell table:style-name="Táboa11.D2" office:value-type="string">
                  <text:p text:style-name="P45"/>
                </table:table-cell>
              </table:table-row>
              <table:table-row>
                <table:table-cell table:style-name="Táboa11.A2" office:value-type="string">
                  <text:p text:style-name="P50">masInformacion </text:p>
                </table:table-cell>
                <table:table-cell table:style-name="Táboa11.A2" office:value-type="string">
                  <text:p text:style-name="P47">Información adicional sobre el pedido </text:p>
                </table:table-cell>
                <table:table-cell table:style-name="Táboa11.A2" office:value-type="string">
                  <text:p text:style-name="P47">Cadena de texto de 200 <text:span text:style-name="T32">caracteres</text:span></text:p>
                </table:table-cell>
                <table:table-cell table:style-name="Táboa11.D2" office:value-type="string">
                  <text:p text:style-name="P51"/>
                </table:table-cell>
              </table:table-row>
            </table:table>
            <text:p text:style-name="P42"><text:span text:style-name="T19">TABLA </text:span><text:span text:style-name="T34">DetallePedido</text:span><text:span text:style-name="T19">:</text:span> Contiene <text:span text:style-name="T35">información </text:span><text:span text:style-name="T33">sobre los platos incluidos en cada pedido</text:span>.</text:p>
            <table:table table:name="Táboa18" table:style-name="Táboa18">
              <table:table-column table:style-name="Táboa18.A"/>
              <table:table-column table:style-name="Táboa18.B"/>
              <table:table-column table:style-name="Táboa18.C"/>
              <table:table-column table:style-name="Táboa18.D"/>
              <table:table-row>
                <table:table-cell table:style-name="Táboa18.A1" office:value-type="string">
                  <text:p text:style-name="P52">Nombre Columna</text:p>
                </table:table-cell>
                <table:table-cell table:style-name="Táboa18.A1" office:value-type="string">
                  <text:p text:style-name="P52">Descripción</text:p>
                </table:table-cell>
                <table:table-cell table:style-name="Táboa18.A1" office:value-type="string">
                  <text:p text:style-name="P52">Tipo dato</text:p>
                </table:table-cell>
                <table:table-cell table:style-name="Táboa18.D1" office:value-type="string">
                  <text:p text:style-name="P52">Restricciones</text:p>
                </table:table-cell>
              </table:table-row>
              <table:table-row>
                <table:table-cell table:style-name="Táboa18.A2" office:value-type="string">
                  <text:p text:style-name="P53">idDetalle</text:p>
                </table:table-cell>
                <table:table-cell table:style-name="Táboa18.A2" office:value-type="string">
                  <text:p text:style-name="P54">Código que identifica cada detalle </text:p>
                </table:table-cell>
                <table:table-cell table:style-name="Táboa18.A2" office:value-type="string">
                  <text:p text:style-name="P54">Numérico de 8 dígitos </text:p>
                </table:table-cell>
                <table:table-cell table:style-name="Táboa18.D2" office:value-type="string">
                  <text:p text:style-name="P55"/>
                </table:table-cell>
              </table:table-row>
              <table:table-row>
                <table:table-cell table:style-name="Táboa18.A2" office:value-type="string">
                  <text:p text:style-name="P53">pedido</text:p>
                </table:table-cell>
                <table:table-cell table:style-name="Táboa18.A2" office:value-type="string">
                  <text:p text:style-name="P55">Pedido al que pertenece el detalle </text:p>
                </table:table-cell>
                <table:table-cell table:style-name="Táboa18.A2" office:value-type="string">
                  <text:p text:style-name="P54">Numérico de 6 dígitos </text:p>
                </table:table-cell>
                <table:table-cell table:style-name="Táboa18.D2" office:value-type="string">
                  <text:p text:style-name="P56"/>
                </table:table-cell>
              </table:table-row>
              <table:table-row>
                <table:table-cell table:style-name="Táboa18.A2" office:value-type="string">
                  <text:p text:style-name="P53">plato</text:p>
                </table:table-cell>
                <table:table-cell table:style-name="Táboa18.A2" office:value-type="string">
                  <text:p text:style-name="P55">Plato solicitado </text:p>
                </table:table-cell>
                <table:table-cell table:style-name="Táboa18.A2" office:value-type="string">
                  <text:p text:style-name="P57">Numérico de 2 dígitos </text:p>
                </table:table-cell>
                <table:table-cell table:style-name="Táboa18.D2" office:value-type="string">
                  <text:p text:style-name="P55"/>
                </table:table-cell>
              </table:table-row>
              <table:table-row>
                <table:table-cell table:style-name="Táboa18.A2" office:value-type="string">
                  <text:p text:style-name="P53">cantidad</text:p>
                </table:table-cell>
                <table:table-cell table:style-name="Táboa18.A2" office:value-type="string">
                  <text:p text:style-name="P55">Cantidad de cada plato </text:p>
                </table:table-cell>
                <table:table-cell table:style-name="Táboa18.A2" office:value-type="string">
                  <text:p text:style-name="P55">Numérico de <text:span text:style-name="T33">3</text:span> dígitos </text:p>
                </table:table-cell>
                <table:table-cell table:style-name="Táboa18.D2" office:value-type="string">
                  <text:p text:style-name="P58"/>
                </table:table-cell>
              </table:table-row>
            </table:table>
            <text:p text:style-name="P59"><text:span text:style-name="T19">TABLA </text:span><text:span text:style-name="T36">Plato</text:span><text:span text:style-name="T19">:</text:span> Contiene <text:span text:style-name="T35">información </text:span><text:span text:style-name="T37">sobre los distintos platos del restaurante</text:span>.</text:p>
            <table:table table:name="Táboa21" table:style-name="Táboa21">
              <table:table-column table:style-name="Táboa21.A"/>
              <table:table-column table:style-name="Táboa21.B"/>
              <table:table-column table:style-name="Táboa21.C"/>
              <table:table-column table:style-name="Táboa21.D"/>
              <table:table-row>
                <table:table-cell table:style-name="Táboa21.A1" office:value-type="string">
                  <text:p text:style-name="P60">Nombre Columna</text:p>
                </table:table-cell>
                <table:table-cell table:style-name="Táboa21.A1" office:value-type="string">
                  <text:p text:style-name="P60">Descripción</text:p>
                </table:table-cell>
                <table:table-cell table:style-name="Táboa21.A1" office:value-type="string">
                  <text:p text:style-name="P60">Tipo dato</text:p>
                </table:table-cell>
                <table:table-cell table:style-name="Táboa21.D1" office:value-type="string">
                  <text:p text:style-name="P60">Restricciones</text:p>
                </table:table-cell>
              </table:table-row>
              <table:table-row>
                <table:table-cell table:style-name="Táboa21.A2" office:value-type="string">
                  <text:p text:style-name="P61">idPlato </text:p>
                </table:table-cell>
                <table:table-cell table:style-name="Táboa21.A2" office:value-type="string">
                  <text:p text:style-name="P62">Código que identifica cada plato </text:p>
                </table:table-cell>
                <table:table-cell table:style-name="Táboa21.A2" office:value-type="string">
                  <text:p text:style-name="P62">Numérico de 2 dígitos </text:p>
                </table:table-cell>
                <table:table-cell table:style-name="Táboa21.D2" office:value-type="string">
                  <text:p text:style-name="P63"/>
                </table:table-cell>
              </table:table-row>
              <table:table-row>
                <table:table-cell table:style-name="Táboa21.A2" office:value-type="string">
                  <text:p text:style-name="P63">nombre </text:p>
                </table:table-cell>
                <table:table-cell table:style-name="Táboa21.A2" office:value-type="string">
                  <text:p text:style-name="P64">Nombre del plato </text:p>
                </table:table-cell>
                <table:table-cell table:style-name="Táboa21.A2" office:value-type="string">
                  <text:p text:style-name="P62">Cadena de texto de 50 <text:span text:style-name="T38">caracteres</text:span></text:p>
                </table:table-cell>
                <table:table-cell table:style-name="Táboa21.D2" office:value-type="string">
                  <text:p text:style-name="P65"/>
                </table:table-cell>
              </table:table-row>
              <table:table-row>
                <table:table-cell table:style-name="Táboa21.A2" office:value-type="string">
                  <text:p text:style-name="P63">tipo </text:p>
                </table:table-cell>
                <table:table-cell table:style-name="Táboa21.A2" office:value-type="string">
                  <text:p text:style-name="P63">Categoría o tipo del plato </text:p>
                </table:table-cell>
                <table:table-cell table:style-name="Táboa21.A2" office:value-type="string">
                  <text:p text:style-name="P62">Cadena de texto de 30 <text:span text:style-name="T38">caracteres</text:span></text:p>
                </table:table-cell>
                <table:table-cell table:style-name="Táboa21.D2" office:value-type="string">
                  <text:p text:style-name="P63"/>
                </table:table-cell>
              </table:table-row>
              <table:table-row>
                <table:table-cell table:style-name="Táboa21.A2" office:value-type="string">
                  <text:p text:style-name="P63">precio </text:p>
                </table:table-cell>
                <table:table-cell table:style-name="Táboa21.A2" office:value-type="string">
                  <text:p text:style-name="P63">Precio del plato </text:p>
                </table:table-cell>
                <table:table-cell table:style-name="Táboa21.A2" office:value-type="string">
                  <text:p text:style-name="P66">Numérico de 5 dígitos y 2 decimales</text:p>
                </table:table-cell>
                <table:table-cell table:style-name="Táboa21.D2" office:value-type="string">
                  <text:p text:style-name="P67"/>
                </table:table-cell>
              </table:table-row>
            </table:table>
            <text:p text:style-name="P68">TAREAS A REALIZAR:</text:p>
            <text:list xml:id="list1355805069" text:style-name="L2">
              <text:list-item>
                <text:p text:style-name="P69">Añadir nuevas columnas:</text:p>
              </text:list-item>
            </text:list>
            <text:list text:style-name="L3">
              <text:list-item>
                <text:list>
                  <text:list-item>
                    <text:p text:style-name="P70">En la tabla Cliente: id_cliente_referencia como Cliente que lo ha referenciado.</text:p>
                  </text:list-item>
                  <text:list-item>
                    <text:p text:style-name="P70">En las tablas Mesa y Pedido: masInformacion con un tamaño máximo de 200 caracteres y pudiendo quedar vacíos</text:p>
                  </text:list-item>
                </text:list>
              </text:list-item>
            </text:list>
            <text:list text:continue-list="list1355805069" text:style-name="L2">
              <text:list-item>
                <text:p text:style-name="P69">Creación de Claves Primarias a cada tabla.</text:p>
              </text:list-item>
              <text:list-item>
                <text:p text:style-name="P69">Creación de Claves Foráneas de conexión entre tablas.</text:p>
              </text:list-item>
              <text:list-item>
                <text:p text:style-name="P69">Creación de restricciones de valor único, al menos, tres atributos con valores únicos.</text:p>
              </text:list-item>
              <text:list-item>
                <text:p text:style-name="P69">Creación de restricciones de valores no nulos, al menos, un atributo en cada tabla que no pueda ser nulo.</text:p>
              </text:list-item>
              <text:list-item>
                <text:p text:style-name="P69">Creación de restricciones de valores por defecto, en cada tabla, al menos, un atributo debe tomar un valor por defecto.</text:p>
              </text:list-item>
              <text:list-item>
                <text:p text:style-name="P69">Creación de restricciones de comparación, en cada tabla, al menos, un atributo debe satisfacer una restricción en valor.</text:p>
              </text:list-item>
              <text:list-item>
                <text:p text:style-name="P69">Elimina en las claves primarias el carácter ‘_’, sólo en el nombre del atributo.</text:p>
              </text:list-item>
            </text:list>
            <text:p text:style-name="P71"><text:span text:style-name="T39">GRÁFICO</text:span><text:span text:style-name="T40">:</text:span></text:p>
            <text:p text:style-name="P72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73"><text:span text:style-name="T41">Criterios de puntuación</text:span>. <text:span text:style-name="T41">Total 10 puntos.</text:span></text:p>
          </table:table-cell>
        </table:table-row>
      </table:table>
      <text:p text:style-name="P74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4">
              <text:list-item>
                <text:p text:style-name="P75"><text:span text:style-name="T42">Ejercicio 1</text:span><text:span text:style-name="T9">:</text:span><text:tab/><text:span text:style-name="T43">8</text:span>,<text:span text:style-name="T44">00</text:span> puntos</text:p>
                <text:list>
                  <text:list-item>
                    <text:p text:style-name="P76"><text:soft-page-break/>Al ejecutar en el editor de SQL, debe funcionar.</text:p>
                  </text:list-item>
                  <text:list-item>
                    <text:p text:style-name="P76">Cada tabla con las restricciones y especificaciones: 1 punto</text:p>
                  </text:list-item>
                </text:list>
              </text:list-item>
              <text:list-item>
                <text:p text:style-name="P75"><text:span text:style-name="T45">Gráfico</text:span><text:span text:style-name="T9">:</text:span><text:tab/><text:span text:style-name="T43">2</text:span><text:span text:style-name="T44">,</text:span><text:span text:style-name="T43">0</text:span><text:span text:style-name="T44">0</text:span> puntos</text:p>
              </text:list-item>
            </text:list>
            <text:p text:style-name="P77">TOTAL: 10 puntos</text:p>
          </table:table-cell>
        </table:table-row>
      </table:table>
      <text:p text:style-name="P74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73"><text:span text:style-name="T46">Recursos necesarios para realizar la tarea</text:span>.</text:p>
          </table:table-cell>
        </table:table-row>
      </table:table>
      <text:p text:style-name="P78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4">
              <text:list-item>
                <text:p text:style-name="P79">Ordenador personal con, al menos 1 Gigabyte de memoria RAM.</text:p>
              </text:list-item>
              <text:list-item>
                <text:p text:style-name="P79">Oracle Database 18c <text:span text:style-name="T44">XE instalado</text:span> (o versión posterior).</text:p>
              </text:list-item>
              <text:list-item>
                <text:p text:style-name="P80">SQLDeveloper opcional.</text:p>
              </text:list-item>
            </text:list>
          </table:table-cell>
        </table:table-row>
      </table:table>
      <text:p text:style-name="P78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81"><text:span text:style-name="T47">Consejos y recomendaciones</text:span>.</text:p>
          </table:table-cell>
        </table:table-row>
      </table:table>
      <text:p text:style-name="P82"/>
      <table:table table:name="Táboa8" table:style-name="Táboa8">
        <table:table-column table:style-name="Táboa8.A"/>
        <table:table-row>
          <table:table-cell table:style-name="Táboa8.A1" office:value-type="string">
            <text:list text:continue-numbering="true" text:style-name="L4">
              <text:list-item>
                <text:p text:style-name="P83">Para estos ejercicios tendrás que hacer uso de algunos operadores con los que aún no has trabajado, recuerda que en el apartado <text:span text:style-name="T9">Elementos del lenguaje. Normas de escritura</text:span> tienes un documento con los operadores más comunes.</text:p>
              </text:list-item>
              <text:list-item>
                <text:p text:style-name="P83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82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84"><text:span text:style-name="T48">Indicaciones de entrega</text:span>.</text:p>
          </table:table-cell>
        </table:table-row>
      </table:table>
      <text:p text:style-name="P82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4">
              <text:list-item>
                <text:p text:style-name="P85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86">apellido1_apellido2_nombre_SIGxx_Tarea</text:p>
            <text:list text:continue-numbering="true" text:style-name="L4">
              <text:list-item>
                <text:p text:style-name="P85">Asegúrate <text:span text:style-name="T49">que el nombre no contenga la letra ñ, tildes ni caracteres especiales extraños. Así, por ejemplo, la alumna </text:span><text:span text:style-name="T50">Fulgencia </text:span><text:span text:style-name="T51">Berdeal</text:span><text:span text:style-name="T50"> </text:span><text:span text:style-name="T51">Outes</text:span><text:span text:style-name="T49"> para la primera unidad del MP de BD debería nombrar esta tarea como:</text:span></text:p>
              </text:list-item>
            </text:list>
            <text:p text:style-name="P86"><text:span text:style-name="T52">berdeal</text:span>_<text:span text:style-name="T52">outes</text:span>_fulgencia_BD0<text:span text:style-name="T44">2</text:span>_Tarea</text:p>
          </table:table-cell>
        </table:table-row>
      </table:table>
      <text:p text:style-name="P82"/>
      <text:p text:style-name="P87">Detalles de la <text:span text:style-name="T53">solución de la </text:span>tarea de la unidad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8">1. Creación de la base de datos ‘Restaur<text:span text:style-name="T54">a</text:span>nteTEIS’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88">2. Eliminación de las tablas por si existiesen y pudiesen generar errores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0">3. Creación de tablas.</text:p>
          </table:table-cell>
        </table:table-row>
        <table:table-row>
          <table:table-cell table:style-name="Tabla1.A3" office:value-type="string">
            <text:p text:style-name="P90">3.1. Creación de la tabla Restaurante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1">3.2. Creación de la tabla Cliente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1">3.3. Creación de la tabla Mesa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1">3.4. Creación de la tabla Pedido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2">3.5. Creación de la tabla DetallePedido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2">3.6. Creación de la tabla Plato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2">3.7. Creación de la tabla Reserva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3">4. Añadir nuevas columnas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4">5. Creación de las claves primarias.</text:p>
          </table:table-cell>
        </table:table-row>
        <table:table-row>
          <table:table-cell table:style-name="Tabla1.A2" office:value-type="string">
            <text:p text:style-name="P89"/>
          </table:table-cell>
        </table:table-row>
        <table:table-row>
          <table:table-cell table:style-name="Tabla1.A3" office:value-type="string">
            <text:p text:style-name="P94">6. Creación de las claves foráneas.</text:p>
          </table:table-cell>
        </table:table-row>
        <table:table-row>
          <table:table-cell table:style-name="Tabla1.A2" office:value-type="string">
            <text:p text:style-name="P95"/>
          </table:table-cell>
        </table:table-row>
        <table:table-row>
          <table:table-cell table:style-name="Tabla1.A3" office:value-type="string">
            <text:p text:style-name="P94">7. Creación de atributos con valores únicos.</text:p>
          </table:table-cell>
        </table:table-row>
        <table:table-row>
          <table:table-cell table:style-name="Tabla1.A2" office:value-type="string">
            <text:p text:style-name="P96"/>
          </table:table-cell>
        </table:table-row>
        <table:table-row>
          <table:table-cell table:style-name="Tabla1.A3" office:value-type="string">
            <text:p text:style-name="P97">8. Creación de restricciones de valores no nulos.</text:p>
          </table:table-cell>
        </table:table-row>
        <table:table-row>
          <table:table-cell table:style-name="Tabla1.A2" office:value-type="string">
            <text:p text:style-name="P96"/>
          </table:table-cell>
        </table:table-row>
        <table:table-row>
          <table:table-cell table:style-name="Tabla1.A3" office:value-type="string">
            <text:p text:style-name="P97">9. Creación de restricciones de valores por defecto.</text:p>
          </table:table-cell>
        </table:table-row>
        <table:table-row>
          <table:table-cell table:style-name="Tabla1.A2" office:value-type="string">
            <text:p text:style-name="P96"/>
          </table:table-cell>
        </table:table-row>
        <table:table-row>
          <table:table-cell table:style-name="Tabla1.A3" office:value-type="string">
            <text:p text:style-name="P97">10. Creación de restricciones de comparación.</text:p>
          </table:table-cell>
        </table:table-row>
        <table:table-row>
          <table:table-cell table:style-name="Tabla1.A2" office:value-type="string">
            <text:p text:style-name="P96"/>
          </table:table-cell>
        </table:table-row>
        <table:table-row>
          <table:table-cell table:style-name="Tabla1.A3" office:value-type="string">
            <text:p text:style-name="P97">11. Cambio de nombres de claves primarias (<text:span text:style-name="T55">que quede </text:span>sin ‘_’).</text:p>
          </table:table-cell>
        </table:table-row>
        <table:table-row>
          <table:table-cell table:style-name="Tabla1.A2" office:value-type="string">
            <text:p text:style-name="P96"/>
          </table:table-cell>
        </table:table-row>
        <table:table-row>
          <table:table-cell table:style-name="Tabla1.A3" office:value-type="string">
            <text:p text:style-name="P98">1<text:span text:style-name="T56">2</text:span>. <text:span text:style-name="T56">Gráfico</text:span>.</text:p>
          </table:table-cell>
        </table:table-row>
        <table:table-row>
          <table:table-cell table:style-name="Tabla1.A2" office:value-type="string">
            <text:p text:style-name="P96"/>
            <text:p text:style-name="P96"/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ca1d46"/>
    </style:style>
    <style:style style:name="MT4" style:family="text">
      <style:text-properties officeooo:rsid="0086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Restaurante</text:span><text:span text:style-name="MT4">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1-04T20:22:46.196412000</dc:date>
    <meta:editing-duration>PT8H26M4S</meta:editing-duration>
    <meta:editing-cycles>149</meta:editing-cycles>
    <meta:generator>LibreOffice/25.2.6.2$Windows_X86_64 LibreOffice_project/729c5bfe710f5eb71ed3bbde9e06a6065e9c6c5d</meta:generator>
    <meta:document-statistic meta:table-count="18" meta:image-count="0" meta:object-count="0" meta:page-count="4" meta:paragraph-count="206" meta:word-count="1325" meta:character-count="8630" meta:non-whitespace-character-count="7457"/>
  </office:meta>
</office:document-meta>
</file>